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64b8" officeooo:paragraph-rsid="000864b8"/>
    </style:style>
    <style:style style:name="P2" style:family="paragraph" style:parent-style-name="Standard">
      <style:text-properties fo:font-weight="bold" officeooo:rsid="000864b8" officeooo:paragraph-rsid="000864b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rief description of <text:s/>Approches :</text:p>
      <text:p text:style-name="P1"/>
      <text:p text:style-name="P2">Task1:Predict if given sentence is relevant or irrelevant to query</text:p>
      <text:p text:style-name="P1"/>
      <text:p text:style-name="P1">For obtainining vector representation of sentences we combined the vectors obtained from -</text:p>
      <text:p text:style-name="P1"><text:s text:c="4"/>(1) Doc to vec model which is trained using pre-trained word vectors those are trained using <text:s text:c="2"/>Pubmed,Wikipedia data.</text:p>
      <text:p text:style-name="P1"><text:s text:c="4"/>(2) Tf -idf representation of unigrams,bigrams of sentences</text:p>
      <text:p text:style-name="P1"><text:s/></text:p>
      <text:p text:style-name="P1">Once the vectors are ready,we have applied oversampling technique (SMOTE) <text:s/>to manage imbalanced class instances .</text:p>
      <text:p text:style-name="P1"/>
      <text:p text:style-name="P1">Then get the final representation of each query as(doctovec vector of query + tf-idf representation <text:s/>of sentence + doctovec vector of sentence)</text:p>
      <text:p text:style-name="P1"/>
      <text:p text:style-name="P1">And give it to Naive Bayes classifier for training classifier.</text:p>
      <text:p text:style-name="P1">Then Test the model using test data.</text:p>
      <text:p text:style-name="P1"/>
      <text:p text:style-name="P2">Task2: Predict if sentence supports/oppose/neutral <text:s/>the given query if it is redicted as relevant</text:p>
      <text:p text:style-name="P2"/>
      <text:p text:style-name="P1">For obtainining vector representation of sentences we combined the vectors obtained from -</text:p>
      <text:p text:style-name="P1"><text:s text:c="4"/>(1) Tf -idf representation of unigrams,bigrams of sentences</text:p>
      <text:p text:style-name="P1"><text:s/></text:p>
      <text:p text:style-name="P1">Once the vectors are ready,we have applied oversampling technique (SMOTE) <text:s/>to manage imbalanced class instances .</text:p>
      <text:p text:style-name="P1"/>
      <text:p text:style-name="P1">Then get the final representation of each query as(doctovec vector of query + tf-idf representation <text:s/>of sentence )</text:p>
      <text:p text:style-name="P1"/>
      <text:p text:style-name="P1">And give it to Naive Bayes classifier for training classifier.</text:p>
      <text:p text:style-name="P1">Then Test the model using test data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3:25:57.954267034</meta:creation-date>
    <dc:date>2016-09-21T13:39:09.774694774</dc:date>
    <meta:editing-duration>P0D</meta:editing-duration>
    <meta:editing-cycles>1</meta:editing-cycles>
    <meta:document-statistic meta:table-count="0" meta:image-count="0" meta:object-count="0" meta:page-count="1" meta:paragraph-count="19" meta:word-count="195" meta:character-count="1305" meta:non-whitespace-character-count="1103"/>
    <meta:generator>LibreOffice/4.2.8.2$Linux_X86_64 LibreOffice_project/420m0$Build-2</meta:generator>
  </office:meta>
</office:document-meta>
</file>